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postTopic118786"/>Sei schlau wie ein Fuchs....</text:h>
      <text:section text:style-name="Sect1" text:name="postText118786">
        <text:p text:style-name="P1"><text:line-break/><text:line-break/><text:span text:style-name="Emphasis">„Einen wunderschönen guten Morgen, liebe Bewohner des Osterwaldes. Mein Name ist Elisa Elster und es ist nur noch ein Tag bis Ostern. Ihr liegt hoffentlich nicht noch faul in den Federn, sondern genießt den tollen Frühlingstag. Ich kann bereits die ersten Sonnenstrahlen sehen und bisher ist auch kein Wölkchen am Himmel zu entdecken. Es verspricht also, mal wieder ein wunderschöner Tag zu werden. Und den starten wir mit einem sommerlichen Song aus den 70ern: „Let the Sunshine In“ von „The 5th Dimension“. Viel Spaß dabei!“</text:span><text:line-break/><text:line-break/>Die fröhliche und gut gelaunte Stimme von Elisa Elster begleitete Ramona Reineke, während sie das Frühstück für ihre Familie zubereitete. Die Kinder lagen noch in ihren Betten und schliefen, es waren schließlich Ferien. Ramonas Mann Ralph war gerade auf dem Weg zum Bäcker um die Brötchen für das Frühstück zu holen. Er sollte aber, wie ihr der Blick auf die Uhr verriet, bald zurück sein. In dem Moment hörte sie auch schon, wie der Schlüssel in die Haustür gesteckt wurde und kurz darauf spazierte Ralph zur Tür hinein. Nach einem kurzen, aber herzlichen Kuss auf die Wange, legte Ralph die Brötchen auf den Tisch.<text:line-break/>„Wo sind denn die Kinder? Die schlafen doch nicht etwa noch, oder?“, fragte er seine Frau und blickte dabei auf den Flur, der zu den Kinderschlafzimmern führte.<text:line-break/>„Scheint wohl so, ich bin auch etwas verwundert. Aber sie haben ja auch gestern den ganzen Tag draußen herumgetollt. Da waren sie wohl doch ziemlich müde. Aber du kannst sie ja mal wecken gehen. Das Frühstück ist dann auch gleich soweit.“<text:line-break/>Ralph machte sie auf den Weg zu den Schlafzimmern der Kinder. Unterwegs sammelte er noch die Post ein, die – wie bei allen Bewohnern des Osterwaldes – unter einem Fliegenpilz in einem Korb verstaut wurde. Ehe er mehr als die Karte seiner Schwiegermutter Gerda lesen konnte, die zurzeit Urlaub auf Pitcairn, der nächstgelegenen Insel der Osterinseln, machte, kamen ihm auch schon seine Kinder Florina, Uriel, Charlie, Hanna und Sophie entgegen. Alle trugen noch ihren Schlafanzug und ihre Haare waren verstrubbelt, aber sie lächelten ihn glücklich an. Ein einstimmiges „Guten Morgen, Papa“ begrüßte ihn, ehe sie – je nach Temperament – mehr oder weniger schnell an ihm vorbei flitzen. Schließlich wollte jeder zuerst am Frühstückstisch sein und das beste Brötchen und den leckersten Schinken haben. Ralph Reineke musste unwillkürlich lächeln und machte sich ebenfalls auf dem Weg zum Frühstückstisch, jedoch bedeutend langsamer als seine Kinder.<text:line-break/>Kurz darauf war die gesamte Familie Reineke am Tisch versammelt und die Kinder wollten natürlich sofort mit dem Essen beginnen, wurden aber von ihrer Mutter aufgehalten.<text:line-break/>„Habt ihr nicht etwas vergessen? Ihr wisst doch, dass wir in der Zeit um Ostern immer unser Gebet sprechen, oder?“ Schuldbewusst senkten die Kinder ihre Köpfe. Nein, vergessen hatten sie es nicht, aber sie wollten so schnell wie möglich mit dem Frühstück fertig werden, um nach draußen zu kommen und mit den Eichhörnchen- und Dachskindern spielen. Doch zunächst reichten sich alle sieben Fuchsfamilienmitglieder die Hände und sprachen zusammen das Tischgebet.<text:line-break/><text:line-break/><text:span text:style-name="Emphasis">Das Osternest mit Osterei,<text:line-break/>das ist mir gar nicht allerlei.<text:line-break/>Doch will ich auch noch daran denken:<text:line-break/>Zu Ostern geht´s nicht nur ums Schenken,<text:line-break/>denn du Herr bist da aufgewacht.<text:line-break/>Hast an dir selbst Wunder verbracht.<text:line-break/>Amen. </text:span><text:line-break/><text:line-break/>Die Kinder begannen zu essen und Ralph nahm sich gerade eine Tasse Kaffee, während seine Frau die übrige Post durchging, die ihr Mann auf den Tisch gelegt hatte. Neben der Karte von Gerda und <text:soft-page-break/>einer Rechnung vom Zahnarzt war auch ein Brief mit buntem Briefpapier dabei. Ramona runzelte kurz die Stirn, denn es war kein Absender vorhanden.<text:line-break/>„Von wem kann der nur sein?“, fragte sie sich, ehe sie den Brief herausholte und zu lesen begann. Nach dem Lesen bat sie ihre Kinder um Ruhe und las den Brief erneut vor:<text:line-break/><text:line-break/><text:span text:style-name="Emphasis">Liebe Ramona und lieber Ralph,<text:line-break/>ihr seid mir immer gute Freunde gewesen, daher schreibe ich euch und hoffe, ich kann auf eure Hilfe zählen. Ich mache mir große Sorgen um meinen Mann. Wie ihr wisst, ist er vor einiger Zeit aufgebrochen um den Weihnachtsmann zu besuchen und bisher noch nicht zurück gekehrt. Ich denke zwar nicht, dass etwas Ernsthaftes passiert ist, aber ich habe dennoch ein Problem und hoffe ihr könnt mir helfen. Trotz der Tatsache, dass mein Mann nicht da ist, müssen wir die gesamten Ostervorbereitungen übernehmen. Wir wollen ja nicht, dass die Kinder auf der ganzen Welt dieses Jahr kein Ostern haben.<text:line-break/>Die Vorbereitungen dafür sind jedoch weitaus mehr Arbeit und stressiger als ich zunächst gedacht hatte. Das ist der Grund, warum ich euch diesen Brief schreibe. Ich wollte euch fragen, ob ihr und die Kinder uns nicht unterstützen könntet. Familie Dachs wird hoffentlich die Eier bemalen, aber ich würde mich freuen, wenn ihr die Zweige und Bäume mit den bemalten Eiern schmückt oder die Hefezöpfe für das Osterfest backt.<text:line-break/>Das macht den Kindern und hoffentlich auch euch bestimmt eine Menge Freude! Für weitere Details setzt euch am besten mit mir und der Familie Dachs in Verbindung.<text:line-break/>Ich wäre euch sehr dankbar, wenn ihr mir diese Aufgabe abnehmen würdet. Also danke schon mal im Voraus für eure Hilfe!<text:line-break/><text:line-break/>Liebe Grüße<text:line-break/>Milena Osterhase</text:span><text:line-break/><text:line-break/>„Also, was sagt ihr dazu Kinder?“, fragte Ramona gespannt. „Wollen wir Milena bei den Vorbereitungen helfen?“<text:line-break/>Ein lautes „JAA!!“ war einstimmig die Antwort, aber das hatte Ramona sich schon gedacht, sie kannte ja ihre Kinder und besonders auch ihren Mann.<text:line-break/>„Also gut ich werde zunächst mal eben zu Familie Dachs und Milena gehen und mich erkundigen, was wir genau machen sollen. Ihr esst solange zu Ende, damit wir nach dem Frühstück direkt beginnen können…aber in Ruhe!“ Sie blickte ihre beiden Jüngsten Sophie und Hanna an, die sobald sie ihnen den Rücken zudrehen würde, dennoch ihr Brötchen in sich hinein schlingen würden.<text:line-break/>Als Ramona den Fuchsbau verließ, stieß sie bereits auf die Familie Dachs, die schon dabei war die ersten Eier zu bemalen. Bereits nach so kurzer Zeit waren die Kinder Linus, Jakob, Noah und Alina über und über mit Farbe bekleckert. Sie sprach kurz mit ihnen und versprach mit ihrer Familie die bemalten Eier direkt an die Äste und Zweige zu hängen sobald sie fertig waren. Dann ging sie kurz zu Melina Hase, um dieser mitzuteilen, dass sie neben dem Schmücken auch das Backen der Hefezöpfe übernehmen würde. Unterwegs traf sie auf die Bären Bob, Butch, Bärbel und Barbara, denen sie kurz vom Dilemma von Milena erzählte. Sofort boten die vier Ramona ihre Hilfe an. Dankbar nahm sie an, sie konnte beim Backen wirklich Hilfe gebrauchen. Dann konnten Ralph und die Kinder sich mit dem Schmücken der Äste und Zweige beschäftigen. Bei Milena angekommen traf sie neben Milena auf die fünf kleinen Kinder der Eichhörnchenfamilie. Diese waren gerade eifrig dabei, das Osterlamm zu backen. Ramona sprach kurz mit der Häsin, dass sie beide Aufgaben übernehmen würde und die Bären ihr dabei helfen würden. Milena lächelte sie dankbar an und schloss sie kurz in die Arme. „Danke, Ramona! Ich weiß nicht, was ich ohne so Freunde wie euch machen würde.“<text:line-break/>Ramona kehrte zurück zum Fuchsbau, wo ihr Mann gerade dabei war, den Frühstückstisch abzuräumen. Nach der Lautstärke zu urteilen, waren ihre Kinder gerade dabei zu duschen und sich anzuziehen. Als auch der Schinken im Kühlschrank verstaut war, kamen die Kinder fertig angezogen in die Küche gerannt.<text:line-break/><text:soft-page-break/>„Los, Papa. Wir müssen jetzt sofort loslegen, sonst schaffen wir es nicht mehr“, rief Florina aufgeregt. Die Kinder sprangen wie wild um die beiden Füchse herum. „Immer mit der Ruhe ihr Rasselbande“, versuchte der Vater sie zu beruhigen. „Ihr könnte mir ja beim Aufhängen helfen, aber ihr müsst dabei vorsichtig sein. Die Eier zum Aufhängen sind ausgeblasen wie ihr wisst, sie gehen sofort kaputt, wenn sie runterfallen. Also das Ganze bitte nicht so stürmisch.“ Natürlich hörte keines der Kinder wirklich auf die mahnenden Worte des Vaters, sondern sie stürmten nach draußen, wo sie zunächst die Kinder der Familie Dachs ausgelassen begrüßten. Mit großem Geschrei versuchte jeder den Anderen zu übertönen und alle erzählten sich gleichzeitig, wie toll sie die ganze Sache fanden.<text:line-break/>Nach einigem Hin und Her konnten Ralph, der den Kindern nach draußen gefolgt war, sowie Isabell und Christian Dachs die Kinder beruhigen. Jedes Mitglied der Familie Reineke schnappte sich einen oder mehrere dünne Zweige, die Ramona von Milena mitgebracht hatte (das Zurechtschneiden der Äste erledigte der Osterhase zum Glück während des ganzen Jahres, sodass die Helfer sich darum nicht mehr kümmern mussten), und eine der bereitstehenden Vasen und arrangierte die Zweige hübsch darin. Dabei unterhielten sich sowohl die Erwachsenen über die unerwartete Wendung des Osterfestes als auch die Kinder, diese jedoch wesentlich lauter als die Erwachsenen.<text:line-break/>Währenddessen war Ramona dabei die Zutaten für die Hefezöpfe zusammenzusuchen. Da davon mehrere Dutzend gebraucht wurden – schließlich wollte jede Familie einen solchen Hefezopf an Ostern haben – musste Ramona bei den Nachbarn, der Eichhörnchenfamilie und der Familie Dachs nach den passenden Zutaten fragen. Auch bei der Familie Spitzmaus, die zurzeit im Urlaub war, lieh sie sich einige Zutaten. Natürlich hinterließ sie einen Zettel und erklärte die Situation und versprach die benötigten Lebensmittel zu ersetzen. Familie Spitzmaus sollte ja nicht gleich einen Schock bekommen, wenn sie aus dem Urlaub wieder da war!<text:line-break/>Als sie alle Zutaten für den Teig zusammenhatte, trafen auch die Bären Bob und Butch mit ihren Frauen Bärbel und Barbara ein. Beide schleppten große Mehlsäcke mit sich mit, dieses wurde in rauen Mengen für die Hefezöpfe benötigt. Bob und Butch luden das Mehl vorsichtig ab, die Küche sollte mehlfrei bleiben. <text:line-break/>Ramona siebte 1 kg Mehl, das sie vorher abgemessen hatte, in eine große Schüssel und gab dann 2 Päckchen Trockenhefe hinzu. Die beiden Zutaten mischte sie gut durch und drückte dann in die Mitte eine Mulde. Währenddessen ließ Bärbel die Butter (ca. 150 g) bei geringer Wärme schmelzen und gab anschließend einen halben Liter Milch hinzu. Das Gemisch aus Milch und Butter schüttete sie dann langsam in die Mulde. Barbara war dabei ein Ei zu verquirlen und gab es dann ebenfalls zum Teig hinzu. Ramona rührte den halb fertigen Teig um und fügte etwas Salz bei. Dann knetete sie den Teig einige Minuten durch und gab ihn anschließend in eine ausgemehlte Schüssel. Barbara deckte den fertigen Teig mit einem Tuch ab und stellte ihn auf die Fensterbank in die Sonne (es geht auch ein anderer warmer Ort). Nun mussten Ramona und die Bären den Teig etwa 40 Minuten gehen lassen, bis er sich etwa verdoppelt hatte. Während die Fünf warteten, halfen sie draußen den Anderen beim Eierbemalen und Schmücken. Florina und Hanna waren dabei, die fertig bemalten Ostereier von Familie Dachs sorgfältig an die dünnen Zweige zu hängen. Ralph war mit seinen Söhnen Uriel und Charlie dabei, die größeren Äste der umliegenden Bäume mit den Ostereiern zu behängen. Die jüngste Tochter der Familie Reineke half der Dachsfamilie beim Eierbemalen.<text:line-break/>Nach einer dreiviertel Stunde kehrten Bärbel, Barbara und Ramona zurück in den Fuchsbau um mit dem Teig weiter zu machen. Bob und Butch halfen den anderen draußen weiter beim Schmücken. <text:line-break/>Im Fuchsbau angekommen waren die drei Frauen sehr zufrieden mit ihrem Teig. Wie erhofft war er gut aufgegangen. Ramona knetete den Teig noch einmal ordentlich durch, ehe sie ihn halbierte. Jede Teighälfte wurde zu einem dicken Strang von etwa 60 cm Länge geformt. Da Bärbel sehr geschickt beim Flechten war, begann sie einen zweiteiligen Zopf zu flechten. Nachdem sie zum dritten Mal die Enden gekreuzt hatte, drückte sie die Enden des Zopfes fest unter das Brot. Das Brot wurde dann an allen Seiten etwas zusammengedrückt, damit es hoch und rund wird. Während Ramona den Backofen auf 175 ° C (Gas: Stufe 3) vorheizte, fettete Barbara ein Backblech mit Margarine (oder auch Butter) ein. Der fertige Hefezopf wurde auf das eingefettete Blech gelegt und musste nun noch einmal 10 bis 15 Minuten gehen. In dieser Zeit setzen sich die drei Frauen an den Küchentisch, <text:soft-page-break/>jeder mit einer Tasse dampfendem Kaffee in der Hand und rätselten gemeinsam, wo wohl der Osterhase stecken könnte. <text:line-break/><text:line-break/><draw:a xlink:type="simple" xlink:href="http://huffle-home.de/forum/index.php?page=Attachment&amp;attachmentID=2272&amp;h=d89a308f5703589947af12012155442d781b4eab"><draw:frame draw:style-name="fr1" draw:name="Grafik2" text:anchor-type="as-char" svg:width="2.067cm" svg:height="1.069cm" draw:z-index="0"><draw:image xlink:href="http://huffle-home.de/forum/index.php?page=Attachment&amp;attachmentID=2272&amp;h=d89a308f5703589947af12012155442d781b4eab&amp;thumbnail=1&amp;embedded=1" xlink:type="simple" xlink:show="embed" xlink:actuate="onLoad"/></draw:frame></draw:a><text:line-break/><text:line-break/>Nach einer Viertelstunde konnte das aufgegangene Brot mit einem verquirlten Eigelb bestrichen werden. Dann wurde der Hefezopf vorsichtig in den Backofen geschoben. Während der Probezopf fleißig vor sich hinbackte, bereiteten die Frauen die Zutaten für die weiteren Zöpfe vor. Dieser erste Zopf war schließlich nur einer von vielen gewesen. Nach 30 Minuten konnten sie den Zopf vorsichtig aus dem Ofen nehmen. Sie betrachteten den Zopf von allen Seiten und waren einstimmig der Meinung, dass er sehr gut gelungen war. Also begannen sie von vorne mit den Vorbereitungen für die nächsten Zöpfe, es stand schließlich noch eine Menge Arbeit bevor und morgen war immerhin schon Ostersonntag. In dem Moment kamen Butch und Bob herein und berichteten fröhlich, dass alle Zweige fertig in den Vasen waren und auch das Bemalen der Eier würde große Fortschritte machen. Nachdem sie sich einen Kaffee genommen hatten, setzen sich die beiden Bären zunächst an den Küchentisch und beobachteten die Frauen bei der Arbeit. Als die Frauen soweit waren, den Teig umzurühren – dieses Mal waren es etwas größere Mengen - erboten sich Butch und Bob den Teig umzurühren. Gemeinsam werkelten die Fünf einige Zeit in der Küche. <text:line-break/>Gegen Mittag steckte Ralph kurz den Kopf zur Tür hinein und verkündete, dass er mit den Kindern kurz zu „Heriberts Speiseparadies“ fuhr um etwas zu essen. Außerdem berichtete er von den großen Fortschritten beim Bemalen der Ostereier und dem Behängen der Zweige mit ebendiesen.<text:line-break/>Am Nachmittag waren auch Ramona und die Bären-Ehepaare endlich mit ihrer Arbeit fertig. Die vielen Hefezöpfe backten fleißig in den verschiedenen Backöfen der Bewohner des Osterwaldes vor sich hin. Gerade, als sie den letzten Hefezopf aus dem Ofen nahmen, kam Ralph mit den Kindern wieder. <text:line-break/>„Das habt ihr sehr, sehr gut gemacht. Ich bin wirklich stolz auf euch!“, verkündetet Ramona, als sie die fertigen Ostereier in ihren Körbchen und Nestern sowie an den Zweigen sah. „Dafür habt ihr euch jetzt wirklich eine Belohnung verdient. Papa kann mit euch zum Schwimmen an den Nachtigallen-See fahren.“ Die Kinder jubelten und stürzten eilig nach Hause um ihre Badesachen zu holen. Isabell und Christian Dachs sowie Julia, die Mutter der kleinen Eichhörnchen-Kinder, würden ebenfalls an den See zum Schwimmen fahren, sodass die Kinder nach einem ereignis- und arbeitsreichen Tag noch ausgiebig toben konnten.<text:line-break/>Währenddessen räumten Bärbel und Barbara das Chaos, das beim Eierbemalen, Schmücken und Backen entstanden war, auf. Ramona brachte unterdessen mit der tatkräftigen Hilfe der starken Bären Butch und Bob die fertigen Hefezöpfe sowie die bemalten Ostereier zu Milena.<text:line-break/>Diese freute sich riesig über die wunderschön bemalten Ostereier, die dekorierten Zweige sowie die lecker duftenden Hefezöpfe. Sie bedankte sich tausendmal bei den fleißigen Helfern und versicherte, dass sie die ganze Arbeit niemals alleine geschafft hätte. Außerdem erzählte sie, dass ihr Mann sich kurz gemeldet hätte und berichtete, dass dieser gerade rechtzeitig zum Osterfest eintreffen würde, um die Eier zu verteilen. Das Osterfest war also nicht nur gerettet, nein, es wurde eines der schönsten Osterfeste seit Langem!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ire </meta:initial-creator>
    <meta:creation-date>2012-03-15T11:05:54</meta:creation-date>
    <meta:document-statistic meta:table-count="0" meta:image-count="1" meta:object-count="0" meta:page-count="4" meta:paragraph-count="2" meta:word-count="2487" meta:character-count="15440"/>
    <dc:date>2012-03-15T11:06:21</dc:date>
    <dc:creator>noire </dc:creator>
    <meta:editing-duration>PT00H00M29S</meta:editing-duration>
    <meta:editing-cycles>1</meta:editing-cycles>
    <meta:generator>OpenOffice.org/3.2$Linux OpenOffice.org_project/320m12$Build-9483</meta:generator>
  </office:meta>
</office:document-meta>
</file>